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55" officeooo:paragraph-rsid="00176255"/>
    </style:style>
    <style:style style:name="P2" style:family="paragraph" style:parent-style-name="Standard">
      <style:text-properties officeooo:rsid="00180bf3" officeooo:paragraph-rsid="00180bf3"/>
    </style:style>
    <style:style style:name="P3" style:family="paragraph" style:parent-style-name="Standard">
      <style:text-properties officeooo:rsid="00180bf3" officeooo:paragraph-rsid="00180bf3"/>
    </style:style>
    <style:style style:name="P4" style:family="paragraph" style:parent-style-name="Standard">
      <style:text-properties officeooo:rsid="00199645" officeooo:paragraph-rsid="00199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france</text:p>
      <text:p text:style-name="P1">codione</text:p>
      <text:p text:style-name="P1">credit agricole</text:p>
      <text:p text:style-name="P1">hutchinson</text:p>
      <text:p text:style-name="P1">ze company</text:p>
      <text:p text:style-name="P1">login informatique</text:p>
      <text:p text:style-name="P1">leroy-somer</text:p>
      <text:p text:style-name="P1">cnrs</text:p>
      <text:p text:style-name="P1">otis (eventuellement)</text:p>
      <text:p text:style-name="P1">socoloir</text:p>
      <text:p text:style-name="P1">manymore</text:p>
      <text:p text:style-name="P1">srci</text:p>
      <text:p text:style-name="P1">orange</text:p>
      <text:p text:style-name="P1">krealab</text:p>
      <text:p text:style-name="P1">novo nordisk production</text:p>
      <text:p text:style-name="P1">societe generale</text:p>
      <text:p text:style-name="P1">delixir</text:p>
      <text:p text:style-name="P1">inra</text:p>
      <text:p text:style-name="P1">dior (systemes et resaux)</text:p>
      <text:p text:style-name="P1">ads-com</text:p>
      <text:p text:style-name="P2">lacour concept</text:p>
      <text:p text:style-name="P2">siemens</text:p>
      <text:p text:style-name="P2">antartic asa</text:p>
      <text:p text:style-name="P2">john deer</text:p>
      <text:p text:style-name="P4">inse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28:43.031654597</meta:creation-date>
    <dc:date>2020-01-23T08:52:24.978403914</dc:date>
    <meta:editing-duration>PT5M23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25" meta:word-count="38" meta:character-count="267" meta:non-whitespace-character-count="254"/>
  </office:meta>
</office:document-meta>
</file>